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27"/>
        <table:table-column table:style-name="co7" table:default-cell-style-name="ce25"/>
        <table:table-column table:style-name="co8" table:default-cell-style-name="ce25"/>
        <table:table-column table:style-name="co6" table:default-cell-style-name="ce27"/>
        <table:table-column table:style-name="co5" table:default-cell-style-name="ce7"/>
        <table:table-column table:style-name="co9" table:default-cell-style-name="ce27"/>
        <table:table-column table:style-name="co9" table:default-cell-style-name="ce4"/>
        <table:table-column table:style-name="co9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17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17" office:value-type="string" calcext:value-type="string" table:number-columns-spanned="2" table:number-rows-spanned="1">
            <text:p>2022年度</text:p>
          </table:table-cell>
          <table:covered-table-cell table:style-name="ce17"/>
          <table:table-cell table:style-name="ce12" office:value-type="string" calcext:value-type="string">
            <text:p>2023</text:p>
          </table:table-cell>
          <table:table-cell table:style-name="ce17" office:value-type="string" calcext:value-type="string">
            <text:p>2024</text:p>
          </table:table-cell>
          <table:table-cell table:style-name="ce12" office:value-type="string" calcext:value-type="string">
            <text:p>2023</text:p>
          </table:table-cell>
          <table:table-cell table:style-name="Default"/>
          <table:table-cell table:style-name="ce2"/>
        </table:table-row>
        <table:table-row table:style-name="ro2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1/27</text:p>
          </table:table-cell>
          <table:table-cell table:style-name="ce13" office:value-type="string" calcext:value-type="string">
            <text:p>11/24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2/1</text:p>
          </table:table-cell>
          <table:table-cell table:style-name="ce8"/>
          <table:table-cell table:style-name="ce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/>
          <table:table-cell/>
          <table:table-cell table:formula="of:=SUM([.D4:.L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/>
          <table:table-cell/>
          <table:table-cell table:formula="of:=SUM([.D5:.L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23"/>
          <table:table-cell table:style-name="ce14"/>
          <table:table-cell/>
          <table:table-cell table:formula="of:=SUM([.D6:.L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5"/>
          <table:table-cell table:style-name="ce14"/>
          <table:table-cell/>
          <table:table-cell table:formula="of:=SUM([.D7:.L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5"/>
          <table:table-cell table:style-name="ce14"/>
          <table:table-cell/>
          <table:table-cell table:formula="of:=SUM([.D8:.L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2"/>
          <table:table-cell table:formula="of:=SUM([.D9:.L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5"/>
          <table:table-cell table:number-columns-repeated="2"/>
          <table:table-cell table:formula="of:=SUM([.D10:.L1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formula="of:=SUM([.D11:.L1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formula="of:=SUM([.D12:.L1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13:.L1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/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formula="of:=SUM([.D14:.L1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/>
          <table:table-cell table:formula="of:=SUM([.D16:.L1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/>
          <table:table-cell/>
          <table:table-cell table:formula="of:=SUM([.D17:.L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/>
          <table:table-cell/>
          <table:table-cell table:formula="of:=SUM([.D18:.L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2"/>
          <table:table-cell table:style-name="ce14"/>
          <table:table-cell/>
          <table:table-cell table:formula="of:=SUM([.D19:.L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office:value-type="float" office:value="1" calcext:value-type="float">
            <text:p>1</text:p>
          </table:table-cell>
          <table:table-cell table:number-columns-repeated="3"/>
          <table:table-cell table:style-name="ce22"/>
          <table:table-cell table:number-columns-repeated="2"/>
          <table:table-cell table:formula="of:=SUM([.D20:.L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2"/>
          <table:table-cell table:number-columns-repeated="2"/>
          <table:table-cell table:formula="of:=SUM([.D21:.L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2"/>
          <table:table-cell table:number-columns-repeated="2"/>
          <table:table-cell table:formula="of:=SUM([.D22:.L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style-name="ce22"/>
          <table:table-cell table:number-columns-repeated="2"/>
          <table:table-cell table:formula="of:=SUM([.D23:.L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style-name="ce22"/>
          <table:table-cell table:number-columns-repeated="2"/>
          <table:table-cell table:formula="of:=SUM([.D24:.L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25:.L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2"/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formula="of:=SUM([.D26:.L2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/>
          <table:table-cell/>
          <table:table-cell table:formula="of:=SUM([.D28:.L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/>
          <table:table-cell/>
          <table:table-cell table:formula="of:=SUM([.D29:.L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 table:style-name="ce14"/>
          <table:table-cell/>
          <table:table-cell table:formula="of:=SUM([.D30:.L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3"/>
          <table:table-cell table:style-name="ce23"/>
          <table:table-cell table:number-columns-repeated="2"/>
          <table:table-cell table:formula="of:=SUM([.D31:.L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number-columns-repeated="2"/>
          <table:table-cell table:formula="of:=SUM([.D32:.L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2"/>
          <table:table-cell table:formula="of:=SUM([.D33:.L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2"/>
          <table:table-cell table:formula="of:=SUM([.D34:.L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formula="of:=SUM([.D35:.L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23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36:.L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/>
          <table:table-cell table:number-columns-repeated="4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37:.L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3"/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formula="of:=SUM([.D38:.L3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40:.L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formula="of:=SUM([.D41:.L4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42:.L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43:.L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4:.L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5:.L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6:.L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7:.L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48:.L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49:.L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formula="of:=SUM([.D50:.L5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4"/>
          <table:table-cell/>
          <table:table-cell table:formula="of:=SUM([.D52:.L5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53:.L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54:.L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55:.L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56:.L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57:.L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8:.L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9:.L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0:.L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61:.L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formula="of:=SUM([.D62:.L6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64:.L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L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L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7:.L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8:.L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9:.L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0:.L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1:.L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72:.L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SUM([.D73:.L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formula="of:=SUM([.D74:.L7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6:.L7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14"/>
          <table:table-cell/>
          <table:table-cell table:style-name="ce14"/>
          <table:table-cell/>
          <table:table-cell table:formula="of:=SUM([.D77:.L77])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4"/>
          <table:table-cell/>
          <table:table-cell table:style-name="ce14"/>
          <table:table-cell/>
          <table:table-cell table:formula="of:=SUM([.D78:.L7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4"/>
          <table:table-cell/>
          <table:table-cell table:style-name="ce14"/>
          <table:table-cell/>
          <table:table-cell table:formula="of:=SUM([.D79:.L7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4"/>
          <table:table-cell/>
          <table:table-cell table:formula="of:=SUM([.D80:.L8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4"/>
          <table:table-cell/>
          <table:table-cell table:formula="of:=SUM([.D81:.L8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/>
          <table:table-cell table:formula="of:=SUM([.D82:.L8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/>
          <table:table-cell table:formula="of:=SUM([.D83:.L8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formula="of:=SUM([.D84:.L8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formula="of:=SUM([.D85:.L8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formula="of:=SUM([.D86:.L8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8"/>
          <table:table-cell/>
          <table:table-cell table:style-name="ce4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87])" office:value-type="float" office:value="10" calcext:value-type="float">
            <text:p>10</text:p>
          </table:table-cell>
          <table:table-cell table:formula="of:=SUM([.E4:.E87])" office:value-type="float" office:value="10" calcext:value-type="float">
            <text:p>10</text:p>
          </table:table-cell>
          <table:table-cell table:style-name="ce14" table:formula="of:=SUM([.F4:.F87])" office:value-type="float" office:value="10" calcext:value-type="float">
            <text:p>10</text:p>
          </table:table-cell>
          <table:table-cell table:style-name="ce7" table:formula="of:=SUM([.G4:.G87])" office:value-type="float" office:value="10" calcext:value-type="float">
            <text:p>10</text:p>
          </table:table-cell>
          <table:table-cell table:style-name="ce7" table:formula="of:=SUM([.H4:.H87])" office:value-type="float" office:value="10" calcext:value-type="float">
            <text:p>10</text:p>
          </table:table-cell>
          <table:table-cell table:style-name="ce14" table:formula="of:=SUM([.I4:.I87])" office:value-type="float" office:value="10" calcext:value-type="float">
            <text:p>10</text:p>
          </table:table-cell>
          <table:table-cell table:formula="of:=SUM([.J4:.J87])" office:value-type="float" office:value="10" calcext:value-type="float">
            <text:p>10</text:p>
          </table:table-cell>
          <table:table-cell table:style-name="ce14" table:formula="of:=SUM([.K4:.K87])" office:value-type="float" office:value="10" calcext:value-type="float">
            <text:p>10</text:p>
          </table:table-cell>
          <table:table-cell table:style-name="ce9"/>
          <table:table-cell table:formula="of:=SUM([.M4:.M87])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00/00/00</text:date>, <text:time style:data-style-name="N2" text:time-value="17:49:06.46213134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8T18:36:27.497663428</dc:date>
    <meta:editing-duration>PT4H36M24S</meta:editing-duration>
    <meta:editing-cycles>37</meta:editing-cycles>
    <meta:generator>LibreOffice/24.2.7.2$Linux_X86_64 LibreOffice_project/420$Build-2</meta:generator>
    <meta:document-statistic meta:table-count="1" meta:cell-count="446" meta:object-count="0"/>
  </office:meta>
</office:document-meta>
</file>